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34.25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44mm"/>
    </style:style>
    <style:style style:name="co6" style:family="table-column">
      <style:table-column-properties fo:break-before="auto" style:column-width="11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11.61mm" fo:break-before="auto" style:use-optimal-row-height="false"/>
    </style:style>
    <style:style style:name="ro4" style:family="table-row">
      <style:table-row-properties style:row-height="5.7mm" fo:break-before="auto" style:use-optimal-row-height="false"/>
    </style:style>
    <style:style style:name="ro5" style:family="table-row">
      <style:table-row-properties style:row-height="11.62mm" fo:break-before="auto" style:use-optimal-row-height="false"/>
    </style:style>
    <style:style style:name="ro6" style:family="table-row">
      <style:table-row-properties style:row-height="7.5mm" fo:break-before="auto" style:use-optimal-row-height="false"/>
    </style:style>
    <style:style style:name="ro7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ackground-color="#ffffff" style:diagonal-tl-br="none" style:text-align-source="fix" style:repeat-content="false" fo:border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diagonal-tl-br="none" fo:border="none"/>
      <style:text-properties style:font-name="Arial"/>
    </style:style>
    <style:style style:name="ce4" style:family="table-cell" style:parent-style-name="Default">
      <style:table-cell-properties fo:border-bottom="none" fo:background-color="#eeeeee" style:diagonal-tl-br="0.74pt solid #000000" fo:border-left="0.74pt solid #000000" fo:border-right="none" fo:border-top="0.74pt solid #000000"/>
      <style:text-properties style:font-name="Arial"/>
    </style:style>
    <style:style style:name="ce5" style:family="table-cell" style:parent-style-name="Default">
      <style:table-cell-properties fo:border-bottom="0.74pt solid #000000" fo:background-color="#eeeeee" style:diagonal-tl-br="none" fo:border-left="0.74pt solid #000000" fo:border-right="none" fo:border-top="none"/>
      <style:text-properties style:font-name="Arial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"/>
    </style:style>
    <style:style style:name="ce8" style:family="table-cell" style:parent-style-name="Default">
      <style:table-cell-properties fo:border-bottom="none" fo:background-color="#eeeeee" style:diagonal-tl-br="none" fo:border-left="none" fo:border-right="0.74pt solid #000000" fo:border-top="0.74pt solid #000000"/>
      <style:text-properties style:font-name="Arial"/>
    </style:style>
    <style:style style:name="ce9" style:family="table-cell" style:parent-style-name="Default">
      <style:table-cell-properties fo:border-bottom="0.74pt solid #000000" fo:background-color="#eeeeee" style:diagonal-tl-br="0.74pt solid #000000" fo:border-left="none" fo:border-right="0.74pt solid #000000" fo:border-top="none"/>
      <style:text-properties style:font-name="Arial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fo:background-color="#eeeeee" fo:border="0.74pt solid #000000"/>
      <style:text-properties style:font-name="Arial"/>
    </style:style>
    <style:style style:name="ce1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style:diagonal-tl-br="none" fo:background-color="transparent" fo:border="none"/>
      <style:text-properties style:font-name="Arial"/>
    </style:style>
    <style:style style:name="ce16" style:family="table-cell" style:parent-style-name="Default">
      <style:table-cell-properties fo:background-color="#eeeeee" style:text-align-source="value-type" style:repeat-content="false" fo:border="0.74pt solid #000000" style:vertical-align="middle"/>
      <style:paragraph-properties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6pt" style:font-size-asian="6pt" style:font-size-complex="6pt"/>
    </style:style>
  </office:automatic-styles>
  <office:body>
    <office:spreadsheet>
      <table:calculation-settings table:precision-as-shown="true" table:use-regular-expressions="false" table:use-wildcards="true"/>
      <table:table table:name="Exo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number-columns-repeated="1016" table:default-cell-style-name="ce1"/>
        <table:table-row table:style-name="ro1">
          <table:table-cell table:number-columns-repeated="2"/>
          <table:table-cell table:style-name="ce2" table:number-columns-spanned="6" table:number-rows-spanned="2"/>
          <table:covered-table-cell table:number-columns-repeated="4" table:style-name="ce7"/>
          <table:covered-table-cell/>
          <table:table-cell table:number-columns-repeated="1016"/>
        </table:table-row>
        <table:table-row table:style-name="ro1">
          <table:table-cell table:number-columns-repeated="2"/>
          <table:covered-table-cell table:style-name="ce3"/>
          <table:covered-table-cell table:number-columns-repeated="4" table:style-name="ce7"/>
          <table:covered-table-cell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4"/>
          <table:table-cell table:style-name="ce8" office:value-type="string" calcext:value-type="string">
            <text:p>Y=Destination</text:p>
          </table:table-cell>
          <table:table-cell table:style-name="ce10" office:value-type="string" calcext:value-type="string" table:number-columns-spanned="1" table:number-rows-spanned="2">
            <text:p>y<text:span text:style-name="T1">1</text:span>=A</text:p>
          </table:table-cell>
          <table:table-cell table:style-name="ce10" office:value-type="string" calcext:value-type="string" table:number-columns-spanned="1" table:number-rows-spanned="2">
            <text:p>y<text:span text:style-name="T1">2</text:span>=B</text:p>
          </table:table-cell>
          <table:table-cell table:style-name="ce10" office:value-type="string" calcext:value-type="string" table:number-columns-spanned="1" table:number-rows-spanned="2">
            <text:p>y<text:span text:style-name="T1">3</text:span>=C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" office:value-type="string" calcext:value-type="string">
            <text:p>X=Résultat de l’enquête</text:p>
          </table:table-cell>
          <table:table-cell table:style-name="ce9"/>
          <table:covered-table-cell table:number-columns-repeated="4" table:style-name="ce11"/>
          <table:table-cell table:number-columns-repeated="1016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2" table:number-rows-spanned="1">
            <text:p>x<text:span text:style-name="T1">1</text:span>=Clients satisfaits</text:p>
          </table:table-cell>
          <table:covered-table-cell table:style-name="ce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88" calcext:value-type="float">
            <text:p>28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2" table:number-rows-spanned="1">
            <text:p>x<text:span text:style-name="T1">2</text:span>=Clients déçus</text:p>
          </table:table-cell>
          <table:covered-table-cell table:style-name="ce6"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2" calcext:value-type="float">
            <text:p>11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number-columns-repeated="1020"/>
          <table:table-cell table:style-name="Default" table:number-columns-repeated="4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o2" table:style-name="ta1">
        <table:table-column table:style-name="co5" table:number-columns-repeated="2" table:default-cell-style-name="ce6"/>
        <table:table-column table:style-name="co4" table:number-columns-repeated="3" table:default-cell-style-name="ce12"/>
        <table:table-row table:style-name="ro6">
          <table:table-cell table:style-name="ce4"/>
          <table:table-cell table:style-name="ce8" office:value-type="string" calcext:value-type="string">
            <text:p>Y=Cours collectifs</text:p>
          </table:table-cell>
          <table:table-cell table:style-name="ce10" office:value-type="string" calcext:value-type="string" table:number-columns-spanned="1" table:number-rows-spanned="2">
            <text:p>y<text:span text:style-name="T1">1</text:span>=OUI</text:p>
          </table:table-cell>
          <table:table-cell table:style-name="ce10" office:value-type="string" calcext:value-type="string" table:number-columns-spanned="1" table:number-rows-spanned="2">
            <text:p>y<text:span text:style-name="T1">2</text:span>=NON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</table:table-row>
        <table:table-row table:style-name="ro6">
          <table:table-cell table:style-name="ce5" office:value-type="string" calcext:value-type="string">
            <text:p>X=Sexe</text:p>
          </table:table-cell>
          <table:table-cell table:style-name="ce9"/>
          <table:covered-table-cell table:number-columns-repeated="3" table:style-name="ce11"/>
        </table:table-row>
        <table:table-row table:style-name="ro6">
          <table:table-cell office:value-type="string" calcext:value-type="string" table:number-columns-spanned="2" table:number-rows-spanned="1">
            <text:p>x<text:span text:style-name="T1">1</text:span>=Hommes</text:p>
          </table:table-cell>
          <table:covered-table-cell/>
          <table:table-cell table:style-name="ce13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x<text:span text:style-name="T1">2</text:span>=Femmes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4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Total</text:p>
          </table:table-cell>
          <table:covered-table-cell/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table:style-name="ce13" office:value-type="float" office:value="280" calcext:value-type="float">
            <text:p>280</text:p>
          </table:table-cell>
        </table:table-row>
      </table:table>
      <table:table table:name="Exo3" table:style-name="ta1">
        <table:shapes>
          <draw:frame draw:z-index="3" draw:style-name="gr1" draw:text-style-name="P1" svg:width="5.02mm" svg:height="4.92mm" svg:x="9.59mm" svg:y="22.04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ce6"/>
        <table:table-column table:style-name="co4" table:number-columns-repeated="3" table:default-cell-style-name="ce12"/>
        <table:table-row table:style-name="ro1">
          <table:table-cell table:style-name="ce15" table:number-columns-repeated="2"/>
          <table:table-cell table:style-name="ce16" table:number-columns-spanned="1" table:number-rows-spanned="2">
            <draw:frame table:end-cell-address="Exo3.C2" table:end-x="13.75mm" table:end-y="2.46mm" draw:z-index="0" draw:style-name="gr1" draw:text-style-name="P1" svg:width="4.99mm" svg:height="4.7mm" svg:x="8.76mm" svg:y="2.27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0" table:number-columns-spanned="1" table:number-rows-spanned="2">
            <draw:frame table:end-cell-address="Exo3.D2" table:end-x="13.84mm" table:end-y="2.45mm" draw:z-index="1" draw:style-name="gr1" draw:text-style-name="P1" svg:width="5mm" svg:height="4.7mm" svg:x="8.84mm" svg:y="2.26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0" office:value-type="string" calcext:value-type="string" table:number-columns-spanned="1" table:number-rows-spanned="2">
            <text:p>Total</text:p>
          </table:table-cell>
        </table:table-row>
        <table:table-row table:style-name="ro1">
          <table:table-cell table:style-name="ce15" table:number-columns-repeated="2"/>
          <table:covered-table-cell table:number-columns-repeated="3" table:style-name="ce11"/>
        </table:table-row>
        <table:table-row table:style-name="ro7">
          <table:table-cell table:number-columns-spanned="2" table:number-rows-spanned="1">
            <draw:frame table:end-cell-address="Exo3.B3" table:end-x="3.25mm" table:end-y="7.13mm" draw:z-index="2" draw:style-name="gr1" draw:text-style-name="P1" svg:width="5.01mm" svg:height="4.7mm" svg:x="10.04mm" svg:y="2.43m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</text:p>
            <text:p><text:span text:style-name="T2">=3+8</text:span></text:p>
          </table:table-cell>
        </table:table-row>
        <table:table-row table:style-name="ro7">
          <table:table-cell table:number-columns-spanned="2" table:number-rows-spanned="1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4</text:p>
            <text:p><text:span text:style-name="T2">=9-5 ou =12-8</text:span></text:p>
          </table:table-cell>
          <table:table-cell office:value-type="string" calcext:value-type="string">
            <text:p>9</text:p>
            <text:p><text:span text:style-name="T2">=20-11</text:span></text:p>
          </table:table-cell>
        </table:table-row>
        <table:table-row table:style-name="ro7">
          <table:table-cell office:value-type="string" calcext:value-type="string" table:number-columns-spanned="2" table:number-rows-spanned="1">
            <text:p>Total</text:p>
          </table:table-cell>
          <table:covered-table-cell/>
          <table:table-cell office:value-type="string" calcext:value-type="string">
            <text:p>8</text:p>
            <text:p><text:span text:style-name="T2">=3+5</text:span></text:p>
          </table:table-cell>
          <table:table-cell office:value-type="string" calcext:value-type="string">
            <text:p>12</text:p>
            <text:p><text:span text:style-name="T2">=20-8</text:span></text:p>
          </table:table-cell>
          <table:table-cell office:value-type="string" calcext:value-type="string">
            <text:p>20</text:p>
            <text:p><text:span text:style-name="T2">=3+8+5+4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00/00/0000</text:date>, <text:time style:data-style-name="N2" text:time-value="10:37:32.1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ieur SZCZEBARA</meta:initial-creator>
    <meta:creation-date>2019-10-24T12:08:55.728000000</meta:creation-date>
    <dc:date>2020-12-08T10:55:37.798000000</dc:date>
    <meta:editing-duration>PT1H30M21S</meta:editing-duration>
    <meta:editing-cycles>8</meta:editing-cycles>
    <meta:generator>LibreOffice/5.2.3.3$Windows_x86 LibreOffice_project/d54a8868f08a7b39642414cf2c8ef2f228f780cf</meta:generator>
    <meta:document-statistic meta:table-count="3" meta:cell-count="49" meta:object-count="4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over accent="true">
      <mi>A</mi>
      <mo>¯</mo>
    </mover>
    <annotation encoding="StarMath 5.0">overline{A}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over accent="true">
      <mi>B</mi>
      <mo>¯</mo>
    </mover>
    <annotation encoding="StarMath 5.0">overline{B}</annotation>
  </semantics>
</math>
</file>